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536" officeooo:paragraph-rsid="0019c536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9c536" officeooo:paragraph-rsid="0019c536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reshark HTTP</text:p>
      <text:p text:style-name="P1"/>
      <text:p text:style-name="P1"/>
      <text:p text:style-name="P1"/>
      <text:p text:style-name="P1">1. Is your browser running HTTP version 1.0 or 1.1? What version of HTTP is the server</text:p>
      <text:p text:style-name="P1"><text:s text:c="3"/>running?</text:p>
      <text:p text:style-name="P1"/>
      <text:p text:style-name="P1"/>
      <text:p text:style-name="P1">2. What languages (if any) does your browser indicate that it can accept to the server?</text:p>
      <text:p text:style-name="P1"/>
      <text:p text:style-name="P1"/>
      <text:p text:style-name="P1">3. What is the IP address of your computer? Of the gaia.cs.umass.edu server?</text:p>
      <text:p text:style-name="P1"/>
      <text:p text:style-name="P1"/>
      <text:p text:style-name="P1">4. What is the status code returned from the server to your browser?</text:p>
      <text:p text:style-name="P1"/>
      <text:p text:style-name="P1"/>
      <text:p text:style-name="P1">5. When was the HTML file that you are retrieving last modified at the server?</text:p>
      <text:p text:style-name="P1"/>
      <text:p text:style-name="P1"/>
      <text:p text:style-name="P1">6. How many bytes of content are being returned to your browser?</text:p>
      <text:p text:style-name="P1"/>
      <text:p text:style-name="P1"/>
      <text:p text:style-name="P1">7. By inspecting the raw data in the packet content window, do you see any headers within</text:p>
      <text:p text:style-name="P1"><text:s text:c="3"/>the data that are not displayed in the packet-listing window? If so, name 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3:42:05.943800707</meta:creation-date>
    <dc:date>2017-03-03T13:43:04.469857738</dc:date>
    <meta:editing-duration>P0D</meta:editing-duration>
    <meta:editing-cycles>1</meta:editing-cycles>
    <meta:document-statistic meta:table-count="0" meta:image-count="0" meta:object-count="0" meta:page-count="1" meta:paragraph-count="10" meta:word-count="120" meta:character-count="654" meta:non-whitespace-character-count="538"/>
    <meta:generator>LibreOffice/4.2.8.2$Linux_X86_64 LibreOffice_project/420m0$Build-2</meta:generator>
  </office:meta>
</office:document-meta>
</file>